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C-Split1</text:p>
          </table:table-cell>
          <table:table-cell office:value-type="string" calcext:value-type="string">
            <text:p>C-Split2</text:p>
          </table:table-cell>
          <table:table-cell office:value-type="string" calcext:value-type="string">
            <text:p>C-Split3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table:style-name="ce1" office:value-type="percentage" office:value="0.999615" calcext:value-type="percentage">
            <text:p>99.96%</text:p>
          </table:table-cell>
          <table:table-cell table:style-name="ce1" office:value-type="percentage" office:value="0.999584" calcext:value-type="percentage">
            <text:p>99.96%</text:p>
          </table:table-cell>
          <table:table-cell table:style-name="ce1" office:value-type="percentage" office:value="0.999568" calcext:value-type="percentage">
            <text:p>99.96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ynomial h=0</text:p>
          </table:table-cell>
          <table:table-cell/>
          <table:table-cell table:style-name="ce1" office:value-type="percentage" office:value="0.999383" calcext:value-type="percentage">
            <text:p>99.94%</text:p>
          </table:table-cell>
          <table:table-cell table:style-name="ce1" office:value-type="percentage" office:value="0.998767" calcext:value-type="percentage">
            <text:p>99.88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al</text:p>
          </table:table-cell>
          <table:table-cell/>
          <table:table-cell table:style-name="ce1" office:value-type="percentage" office:value="0.999383" calcext:value-type="percentage">
            <text:p>99.94%</text:p>
          </table:table-cell>
          <table:table-cell table:style-name="ce1" office:value-type="percentage" office:value="0.999306" calcext:value-type="percentage">
            <text:p>99.93%</text:p>
          </table:table-cell>
          <table:table-cell table:style-name="ce1" office:value-type="percentage" office:value="0.999399" calcext:value-type="percentage">
            <text:p>99.94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gmoid h=0</text:p>
          </table:table-cell>
          <table:table-cell/>
          <table:table-cell table:style-name="ce1" office:value-type="percentage" office:value="0.978392" calcext:value-type="percentage">
            <text:p>97.84%</text:p>
          </table:table-cell>
          <table:table-cell table:style-name="ce1" office:value-type="percentage" office:value="0.979425" calcext:value-type="percentage">
            <text:p>97.94%</text:p>
          </table:table-cell>
          <table:table-cell table:style-name="ce1" office:value-type="percentage" office:value="0.979794" calcext:value-type="percentage">
            <text:p>97.9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4:05:05.259211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2:07:30.327045844</meta:creation-date>
    <dc:date>2017-07-17T20:44:17.226437566</dc:date>
    <meta:editing-duration>PT1H5M47S</meta:editing-duration>
    <meta:editing-cycles>8</meta:editing-cycles>
    <meta:generator>LibreOffice/5.1.6.2$Linux_X86_64 LibreOffice_project/10m0$Build-2</meta:generator>
    <meta:document-statistic meta:table-count="1" meta:cell-count="20" meta:object-count="0"/>
  </office:meta>
</office:document-meta>
</file>